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C000000B326652BDC.png"/>
  <manifest:file-entry manifest:media-type="image/png" manifest:full-path="Pictures/100000000000013C000000A679448E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16cm" svg:y="1.64cm" svg:width="11.146cm" svg:height="5.856cm" draw:z-index="0"><draw:image xlink:href="Pictures/100000000000013C000000A679448E24.png" xlink:type="simple" xlink:show="embed" xlink:actuate="onLoad"/></draw:frame><draw:frame draw:style-name="fr1" draw:name="graphics2" text:anchor-type="paragraph" svg:x="7.53cm" svg:y="1.767cm" svg:width="11.146cm" svg:height="6.315cm" draw:z-index="1"><draw:image xlink:href="Pictures/100000000000013C000000B326652B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9-26T09:13:34</meta:creation-date>
    <dc:date>2008-09-26T12:39:08</dc:date>
    <dc:language>en-US</dc:language>
    <meta:editing-cycles>2</meta:editing-cycles>
    <meta:editing-duration>PT3H8M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0" meta:word-count="0" meta:character-count="0"/>
  </office:meta>
</office:document-meta>
</file>